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2" style:family="text">
      <style:text-properties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text:span text:style-name="T2">//*********************************************************************************************************************</text:span></text:p>
      <text:p text:style-name="P2">//Andreas Landgrebe fall semester 2012</text:p>
      <text:p text:style-name="P2">//</text:p>
      <text:p text:style-name="P2">//Lab 6 Problem 1</text:p>
      <text:p text:style-name="P2">//</text:p>
      <text:p text:style-name="P2">//design and implement a class that contains instance data that represents the height, width, and depth of the box.</text:p>
      <text:p text:style-name="P2">//**********************************************************************************************************************</text:p>
      <text:p text:style-name="P2"/>
      <text:p text:style-name="P2">public class Box</text:p>
      <text:p text:style-name="P2">{</text:p>
      <text:p text:style-name="P2"><text:s text:c="4"/>private double height, width, depth;</text:p>
      <text:p text:style-name="P2"><text:s text:c="4"/>private boolean full;</text:p>
      <text:p text:style-name="P2"><text:s text:c="4"/></text:p>
      <text:p text:style-name="P2"/>
      <text:p text:style-name="P2"><text:s text:c="4"/>public Box(double h, double w, double d)</text:p>
      <text:p text:style-name="P2"><text:s text:c="4"/>{</text:p>
      <text:p text:style-name="P2"><text:tab/>height = h;</text:p>
      <text:p text:style-name="P2"><text:tab/>width = w;</text:p>
      <text:p text:style-name="P2"><text:tab/>depth = d;</text:p>
      <text:p text:style-name="P2"><text:tab/>full = false;</text:p>
      <text:p text:style-name="P2"><text:s text:c="4"/>}</text:p>
      <text:p text:style-name="P2"><text:s text:c="4"/></text:p>
      <text:p text:style-name="P2"><text:s text:c="4"/>public double getHeight()</text:p>
      <text:p text:style-name="P2"><text:s text:c="4"/>{</text:p>
      <text:p text:style-name="P2"><text:tab/>return height;</text:p>
      <text:p text:style-name="P2"><text:s text:c="4"/>}</text:p>
      <text:p text:style-name="P2"><text:s text:c="4"/></text:p>
      <text:p text:style-name="P2"><text:s text:c="4"/>public double getWidth()</text:p>
      <text:p text:style-name="P2"><text:s text:c="4"/>{</text:p>
      <text:p text:style-name="P2"><text:tab/>return width;</text:p>
      <text:p text:style-name="P2"><text:s text:c="4"/>}</text:p>
      <text:p text:style-name="P2"><text:s text:c="4"/></text:p>
      <text:p text:style-name="P2"><text:s text:c="4"/>public double getDepth()</text:p>
      <text:p text:style-name="P2"><text:s text:c="4"/>{</text:p>
      <text:p text:style-name="P2"><text:tab/>return depth;</text:p>
      <text:p text:style-name="P2"><text:s text:c="4"/>}</text:p>
      <text:p text:style-name="P2"><text:s text:c="4"/></text:p>
      <text:p text:style-name="P2"><text:s text:c="4"/>public void setHeight (double h)</text:p>
      <text:p text:style-name="P2"><text:s text:c="4"/>{</text:p>
      <text:p text:style-name="P2"><text:tab/>height = h;</text:p>
      <text:p text:style-name="P2"><text:s text:c="4"/>}</text:p>
      <text:p text:style-name="P2"/>
      <text:p text:style-name="P2"><text:s text:c="4"/>public void setWidth (double w)</text:p>
      <text:p text:style-name="P2"><text:s text:c="4"/>{</text:p>
      <text:p text:style-name="P2"><text:soft-page-break/><text:tab/>width = w;</text:p>
      <text:p text:style-name="P2"><text:s text:c="4"/>}</text:p>
      <text:p text:style-name="P2"/>
      <text:p text:style-name="P2"><text:s text:c="4"/>public void setDepth (double d)</text:p>
      <text:p text:style-name="P2"><text:s text:c="4"/>{</text:p>
      <text:p text:style-name="P2"><text:tab/>depth = d;</text:p>
      <text:p text:style-name="P2"><text:s text:c="4"/>} <text:s text:c="2"/></text:p>
      <text:p text:style-name="P2"><text:s text:c="4"/>public static boolean fitsInside (Box a, Box b)</text:p>
      <text:p text:style-name="P2"><text:s text:c="4"/>{</text:p>
      <text:p text:style-name="P2"><text:tab/>if ((a.getHeight() &lt; b.getHeight())&amp;&amp;(a.getWidth() &lt; b.getWidth())&amp;&amp;(a.getDepth() &lt; b.getDepth()))</text:p>
      <text:p text:style-name="P2"><text:tab/> <text:s text:c="3"/>return true;</text:p>
      <text:p text:style-name="P2"><text:tab/>return false;</text:p>
      <text:p text:style-name="P2"><text:s text:c="4"/>}</text:p>
      <text:p text:style-name="P2"><text:s text:c="4"/>public String toString()</text:p>
      <text:p text:style-name="P2"><text:s text:c="4"/>{</text:p>
      <text:p text:style-name="P2"><text:tab/>return height + "\t" + width + "\t" + depth;</text:p>
      <text:p text:style-name="P2"><text:s text:c="4"/>}</text:p>
      <text:p text:style-name="P2">}//************************************************************************</text:p>
      <text:p text:style-name="P2">//Andreas Landgrebe cs111 fall semester 2012</text:p>
      <text:p text:style-name="P2">//</text:p>
      <text:p text:style-name="P2">//Lab 6 Problem 2</text:p>
      <text:p text:style-name="P2">//</text:p>
      <text:p text:style-name="P2">//design a class whose main method instantiates and updates Box objects.</text:p>
      <text:p text:style-name="P2">//************************************************************************</text:p>
      <text:p text:style-name="P2"/>
      <text:p text:style-name="P2">public class BoxTest</text:p>
      <text:p text:style-name="P2"/>
      <text:p text:style-name="P2">{</text:p>
      <text:p text:style-name="P2"><text:s text:c="4"/>public static void main (String[]args)</text:p>
      <text:p text:style-name="P2"><text:s text:c="4"/>{</text:p>
      <text:p text:style-name="P2"><text:tab/>System.out.println ("Height: Width: Depth:");</text:p>
      <text:p text:style-name="P2"><text:tab/>Box a = new Box(5, 4.5, 7);</text:p>
      <text:p text:style-name="P2"><text:tab/>Box b = new Box(4.75, 3.5, 6.25);</text:p>
      <text:p text:style-name="P2"><text:tab/>Box c = new Box(6, 4.25, 7.5);</text:p>
      <text:p text:style-name="P2"/>
      <text:p text:style-name="P2"><text:tab/>System.out.println(a.toString());</text:p>
      <text:p text:style-name="P2"><text:tab/>System.out.println(b.toString());</text:p>
      <text:p text:style-name="P2"><text:tab/>System.out.println(c.toString());</text:p>
      <text:p text:style-name="P2"><text:tab/></text:p>
      <text:p text:style-name="P2"><text:tab/>System.out.println("Does Box a fit inside of Box b? " + Box.fitsInside(a, b));</text:p>
      <text:p text:style-name="P2"><text:tab/>System.out.println("Does Box c fit inside of Box a? " + Box.fitsInside(c, a));</text:p>
      <text:p text:style-name="P2"><text:tab/></text:p>
      <text:p text:style-name="P2"><text:soft-page-break/><text:tab/>a.setDepth(8);</text:p>
      <text:p text:style-name="P2"><text:tab/>b.setWidth(4.75);</text:p>
      <text:p text:style-name="P2"><text:tab/>c.setHeight(4);</text:p>
      <text:p text:style-name="P2"><text:tab/></text:p>
      <text:p text:style-name="P2"><text:tab/>System.out.println("Does Box b fit inside of Box a? " + Box.fitsInside(b,a));</text:p>
      <text:p text:style-name="P2"><text:tab/>System.out.println("Does Box c fit inside of Box a? " + Box.fitsInside(c,a));</text:p>
      <text:p text:style-name="P2"><text:tab/></text:p>
      <text:p text:style-name="P2"/>
      <text:p text:style-name="P2"><text:tab/>System.out.println(b.getWidth());</text:p>
      <text:p text:style-name="P2"><text:tab/></text:p>
      <text:p text:style-name="P2"><text:tab/>c.setDepth(0);</text:p>
      <text:p text:style-name="P2"><text:tab/>c.setWidth(0);</text:p>
      <text:p text:style-name="P2"><text:tab/>c.setHeight(0);</text:p>
      <text:p text:style-name="P2"><text:tab/></text:p>
      <text:p text:style-name="P2"><text:tab/>System.out.println(c.getDepth());</text:p>
      <text:p text:style-name="P2"><text:tab/>System.out.println(c.getWidth());</text:p>
      <text:p text:style-name="P2"><text:tab/>System.out.println(c.getHeight());</text:p>
      <text:p text:style-name="P2"><text:s text:c="4"/>}</text:p>
      <text:p text:style-name="P2">}</text:p>
      <text:p text:style-name="P2"><text:tab/></text:p>
      <text:p text:style-name="P2"><text:s text:c="7"/></text:p>
      <text:p text:style-name="P2"><text:s text:c="6"/>Script started on Mon 05 Nov 2012 08:35:00 PM EST<text:line-break/>#]0;landgrebea@aldenv179: ~/cs111/lab6#landgrebea@aldenv179:~/cs111/lab6$ java BoxTest</text:p>
      <text:p text:style-name="P2">Height: Width: Depth:</text:p>
      <text:p text:style-name="P2">5.0<text:tab/>4.5<text:tab/>7.0</text:p>
      <text:p text:style-name="P2">4.75<text:tab/>3.5<text:tab/>6.25</text:p>
      <text:p text:style-name="P2">6.0<text:tab/>4.25<text:tab/>7.5</text:p>
      <text:p text:style-name="P2">Does Box a fit inside of Box b? false</text:p>
      <text:p text:style-name="P2">Does Box c fit inside of Box a? false</text:p>
      <text:p text:style-name="P2">Does Box b fit inside of Box a? false</text:p>
      <text:p text:style-name="P2">Does Box c fit inside of Box a? true</text:p>
      <text:p text:style-name="P2">4.75</text:p>
      <text:p text:style-name="P2">0.0</text:p>
      <text:p text:style-name="P2">0.0</text:p>
      <text:p text:style-name="P2">0.0</text:p>
      <text:p text:style-name="P2">#]0;landgrebea@aldenv179: ~/cs111/lab6#landgrebea@aldenv179:~/cs111/lab6$ exit</text:p>
      <text:p text:style-name="P2">exit</text:p>
      <text:p text:style-name="P2"><text:line-break/>Script done on Mon 05 Nov 2012 08:35:08 PM ES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11-05T20:36:50</meta:creation-date>
    <meta:printed-by>Andreas Landgrebe</meta:printed-by>
    <meta:print-date>2012-11-05T20:38:01</meta:print-date>
    <dc:date>2012-11-05T20:43:22</dc:date>
    <dc:creator>Andreas Landgrebe</dc:creator>
    <meta:editing-duration>P0D</meta:editing-duration>
    <meta:editing-cycles>1</meta:editing-cycles>
    <meta:document-statistic meta:table-count="0" meta:image-count="0" meta:object-count="0" meta:page-count="3" meta:paragraph-count="115" meta:word-count="355" meta:character-count="2889" meta:non-whitespace-character-count="2424"/>
    <meta:generator>LibreOffice/3.5$Linux_X86_64 LibreOffice_project/350m1$Build-2</meta:generator>
  </office:meta>
</office:document-meta>
</file>